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, STXihei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4.664cm" table:align="left"/>
    </style:style>
    <style:style style:name="表格1.A" style:family="table-column">
      <style:table-column-properties style:column-width="4.664cm"/>
    </style:style>
    <style:style style:name="表格1.A1" style:family="table-cell">
      <style:table-cell-properties style:vertical-align="middle" fo:padding="0.049cm" fo:border="0.05pt solid #a7a7a7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17cm"/>
    </style:style>
    <style:style style:name="表格2.A1" style:family="table-cell">
      <style:table-cell-properties style:vertical-align="middle" fo:padding="0.049cm" fo:border="0.05pt solid #a7a7a7"/>
    </style:style>
    <style:style style:name="P1" style:family="paragraph" style:parent-style-name="Standard">
      <style:paragraph-properties fo:line-height="175%" fo:text-align="start" style:justify-single-word="false"/>
      <style:text-properties fo:color="#df402a" loext:opacity="100%"/>
    </style:style>
    <style:style style:name="P2" style:family="paragraph" style:parent-style-name="Standard">
      <style:paragraph-properties fo:line-height="175%" fo:text-align="start" style:justify-single-word="false"/>
    </style:style>
    <style:style style:name="P3" style:family="paragraph" style:parent-style-name="Standard">
      <style:paragraph-properties fo:line-height="175%" fo:text-align="start" style:justify-single-word="false"/>
      <style:text-properties fo:font-size="10.5pt"/>
    </style:style>
    <style:style style:name="P4" style:family="paragraph" style:parent-style-name="Table_20_Contents">
      <style:text-properties fo:color="#393939" loext:opacity="100%" fo:font-size="10.5pt"/>
    </style:style>
    <style:style style:name="P5" style:family="paragraph" style:parent-style-name="Table_20_Contents">
      <style:text-properties fo:color="#000000" loext:opacity="100%" style:font-name="Microsoft YaHei" fo:font-size="10.5pt"/>
    </style:style>
    <style:style style:name="P6" style:family="paragraph" style:parent-style-name="Text_20_body">
      <style:paragraph-properties fo:margin-top="0cm" fo:margin-bottom="0cm" style:contextual-spacing="false" fo:line-height="175%" fo:text-align="start" style:justify-single-word="false"/>
    </style:style>
    <style:style style:name="P7" style:family="paragraph" style:parent-style-name="Text_20_body">
      <style:paragraph-properties fo:margin-top="0cm" fo:margin-bottom="0cm" style:contextual-spacing="false" fo:line-height="175%" fo:text-align="start" style:justify-single-word="false"/>
      <style:text-properties fo:color="#4c4c4c" loext:opacity="100%" fo:background-color="#ffffff"/>
    </style:style>
    <style:style style:name="P8" style:family="paragraph" style:parent-style-name="Text_20_body">
      <style:paragraph-properties fo:margin-top="0cm" fo:margin-bottom="0cm" style:contextual-spacing="false" fo:line-height="175%" fo:text-align="start" style:justify-single-word="false"/>
      <style:text-properties fo:color="#f33232" loext:opacity="100%" fo:background-color="#ffffff"/>
    </style:style>
    <style:style style:name="P9" style:family="paragraph" style:parent-style-name="Text_20_body">
      <style:paragraph-properties fo:margin-top="0cm" fo:margin-bottom="0cm" style:contextual-spacing="false" fo:line-height="175%" fo:text-align="start" style:justify-single-word="false"/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fo:font-size="10.5pt" fo:font-weight="bold"/>
    </style:style>
    <style:style style:name="T3" style:family="text">
      <style:text-properties fo:font-size="16.5pt"/>
    </style:style>
    <style:style style:name="T4" style:family="text">
      <style:text-properties style:font-size-asian="10.5pt"/>
    </style:style>
    <style:style style:name="T5" style:family="text">
      <style:text-properties style:font-size-asian="10.5pt" style:font-weight-asian="bold"/>
    </style:style>
    <style:style style:name="T6" style:family="text">
      <style:text-properties style:font-size-asian="16.5pt"/>
    </style:style>
    <style:style style:name="T7" style:family="text">
      <style:text-properties fo:color="#333333" loext:opacity="100%" style:font-name="Arial" fo:font-size="12pt" fo:background-color="#ffffff" loext:char-shading-value="0"/>
    </style:style>
    <style:style style:name="T8" style:family="text">
      <style:text-properties fo:color="#333333" loext:opacity="100%" fo:background-color="#ffffff" loext:char-shading-value="0" style:font-name-asian="Arial" style:font-size-asian="12pt"/>
    </style:style>
    <style:style style:name="T9" style:family="text">
      <style:text-properties style:font-name="Arial" fo:font-size="10.5pt"/>
    </style:style>
    <style:style style:name="T10" style:family="text">
      <style:text-properties style:font-name-asian="Arial" style:font-size-asian="10.5pt"/>
    </style:style>
    <style:style style:name="T11" style:family="text">
      <style:text-properties fo:color="#f33232" loext:opacity="100%" style:font-name="Arial" fo:font-size="10.5pt" fo:background-color="#ffffff" loext:char-shading-value="0"/>
    </style:style>
    <style:style style:name="T12" style:family="text">
      <style:text-properties fo:color="#f33232" loext:opacity="100%" style:font-name="Arial" fo:font-size="12pt" fo:background-color="#ffffff" loext:char-shading-value="0"/>
    </style:style>
    <style:style style:name="T13" style:family="text">
      <style:text-properties fo:color="#f33232" loext:opacity="100%" fo:background-color="#ffffff" loext:char-shading-value="0" style:font-name-asian="Arial" style:font-size-asian="10.5pt"/>
    </style:style>
    <style:style style:name="T14" style:family="text">
      <style:text-properties fo:color="#f33232" loext:opacity="100%" fo:background-color="#ffffff" loext:char-shading-value="0" style:font-name-asian="Arial" style:font-size-asian="12pt"/>
    </style:style>
    <style:style style:name="T15" style:family="text">
      <style:text-properties fo:color="#f33232" loext:opacity="100%" fo:font-size="10.5pt"/>
    </style:style>
    <style:style style:name="T16" style:family="text">
      <style:text-properties fo:color="#f33232" loext:opacity="100%" style:font-name="Microsoft YaHei"/>
    </style:style>
    <style:style style:name="T17" style:family="text">
      <style:text-properties fo:color="#393939" loext:opacity="100%" fo:font-size="10.5pt" style:font-size-asian="10.5pt" style:font-size-complex="10.5pt"/>
    </style:style>
    <style:style style:name="T18" style:family="text">
      <style:text-properties fo:color="#4c4c4c" loext:opacity="100%" style:font-name="Arial" fo:font-size="10.5pt" fo:background-color="#ffffff" loext:char-shading-value="0"/>
    </style:style>
    <style:style style:name="T19" style:family="text">
      <style:text-properties fo:color="#4c4c4c" loext:opacity="100%" fo:background-color="#ffffff" loext:char-shading-value="0" style:font-name-asian="Arial" style:font-size-asian="10.5pt"/>
    </style:style>
    <style:style style:name="T20" style:family="text">
      <style:text-properties fo:color="#000000" loext:opacity="100%" style:font-name="Microsoft YaHe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Metrics Server</text:span><text:span text:style-name="T6">安装</text:span></text:p>
      <text:p text:style-name="P2"><text:span text:style-name="T1">Kubernetes </text:span><text:span text:style-name="T4">也提供了类似的命令，就是 </text:span><text:span text:style-name="T1">kubectl top</text:span><text:span text:style-name="T4">，不过默认情况下这个命令不会生效，必须要安装一个插件 </text:span><text:span text:style-name="T1">Metrics Server </text:span><text:span text:style-name="T4">才可以。</text:span><text:span text:style-name="T1">Metrics Server </text:span><text:span text:style-name="T4">是一个专门用来收集 </text:span><text:span text:style-name="T1">Kubernetes </text:span><text:span text:style-name="T4">核心资源指标（</text:span><text:span text:style-name="T1">metrics</text:span><text:span text:style-name="T4">）的工具，它定时从所有节点的 </text:span><text:span text:style-name="T1">kubelet </text:span><text:span text:style-name="T4">里采集信息，但是对集群的整体性能影响极小，每个节点只大约会占用 </text:span><text:span text:style-name="T1">1m </text:span><text:span text:style-name="T4">的 </text:span><text:span text:style-name="T1">CPU </text:span><text:span text:style-name="T4">和 </text:span><text:span text:style-name="T1">2MB </text:span><text:span text:style-name="T4">的内存，所以性价比非常高。</text:span></text:p>
      <text:p text:style-name="P2"><text:s/></text:p>
      <text:p text:style-name="P2"><text:span text:style-name="T4">在 </text:span><text:span text:style-name="T1">Metrics Server </text:span><text:span text:style-name="T4">的项目网址（</text:span><text:span text:style-name="T1">https://github.com/kubernetes-sigs/metrics-server</text:span><text:span text:style-name="T4">）可以看到它的说明文档和安装步骤，不过如果你已经按照第 </text:span><text:span text:style-name="T1">17 </text:span><text:span text:style-name="T4">讲用 </text:span><text:span text:style-name="T1">kubeadm </text:span><text:span text:style-name="T4">搭建了 </text:span><text:span text:style-name="T1">Kubernetes </text:span><text:span text:style-name="T4">集群，就已经具备了全部前提条件，接下来只需要几个简单的操作就可以完成安装。</text:span></text:p>
      <text:p text:style-name="P2"><text:span text:style-name="T1">Metrics Server </text:span><text:span text:style-name="T4">的所有依赖都放在了一个 </text:span><text:span text:style-name="T1">YAML </text:span><text:span text:style-name="T4">描述文件里，你可以使用 </text:span><text:span text:style-name="T1">wget </text:span><text:span text:style-name="T4">或者 </text:span><text:span text:style-name="T1">curl </text:span><text:span text:style-name="T4">下载：</text:span></text:p>
      <text:p text:style-name="P2"><text:span text:style-name="T5">步骤</text:span><text:span text:style-name="T2">1</text:span><text:span text:style-name="T5">：下载安装</text:span><text:span text:style-name="T2">metrics Server</text:span><text:span text:style-name="T5">的</text:span><text:span text:style-name="T2">yml</text:span><text:span text:style-name="T5">文件</text:span></text:p>
      <text:p text:style-name="P3">wget https://github.com/kubernetes-sigs/metrics-server/releases/latest/download/components.yaml</text:p>
      <text:p text:style-name="P2"><text:span text:style-name="T8">修改 </text:span><text:span text:style-name="T7">YAML </text:span><text:span text:style-name="T8">文件。你需要在 </text:span><text:span text:style-name="T7">Metrics Server </text:span><text:span text:style-name="T8">的 </text:span><text:span text:style-name="T7">Deployment </text:span><text:span text:style-name="T8">对象里，加上一个额外的运行参数 </text:span><text:span text:style-name="T7">--kubelet-insecure-tls</text:span><text:span text:style-name="T8">，也就是这样：（</text:span><text:span text:style-name="T14">要核对</text:span><text:span text:style-name="T12">image</text:span><text:span text:style-name="T14">的版本号</text:span><text:span text:style-name="T8">）</text:span></text:p>
      <text:p text:style-name="P2"><text:span text:style-name="T4">修改 </text:span><text:span text:style-name="T1">YAML </text:span><text:span text:style-name="T4">文件：在 </text:span><text:span text:style-name="T1">Metrics Server </text:span><text:span text:style-name="T4">的 </text:span><text:span text:style-name="T1">Deployment </text:span><text:span text:style-name="T4">对象里，加上一个额外的运行参数 </text:span><text:span text:style-name="T1">--kubelet-insecure-tls</text:span><text:span text:style-name="T4">，也就是这样：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">apiVersion: apps/v1</text:p>
            <text:p text:style-name="P5">kind: Deployment</text:p>
            <text:p text:style-name="P5">metadata:</text:p>
            <text:p text:style-name="P5">name: metrics-server</text:p>
            <text:p text:style-name="P5">namespace: kube-system</text:p>
            <text:p text:style-name="P5">spec:</text:p>
            <text:p text:style-name="P5">... ... </text:p>
            <text:p text:style-name="P5">template:</text:p>
            <text:p text:style-name="P5">spec:</text:p>
            <text:p text:style-name="P5">containers:</text:p>
            <text:p text:style-name="P5">- args:</text:p>
            <text:p text:style-name="P5">- --kubelet-insecure-tls</text:p>
            <text:p text:style-name="P5">... ... </text:p>
          </table:table-cell>
        </table:table-row>
      </table:table>
      <text:p text:style-name="P6"><text:span text:style-name="T4">这是因为 </text:span><text:span text:style-name="T1">Metrics Server </text:span><text:span text:style-name="T4">默认使用 </text:span><text:span text:style-name="T1">TLS </text:span><text:span text:style-name="T4">协议，要验证证书才能与 </text:span><text:span text:style-name="T1">kubelet </text:span><text:span text:style-name="T4">实现安全通信，而我们的实验环境里没有这个必要，加上这个参数可以让我们的部署工作简单很多（生产环境里就要慎用）。</text:span></text:p>
      <text:p text:style-name="P6"><text:span text:style-name="T5">步骤</text:span><text:span text:style-name="T2">2</text:span><text:span text:style-name="T5">：预先下载 </text:span><text:span text:style-name="T2">Metrics Server </text:span><text:span text:style-name="T5">的镜像</text:span></text:p>
      <text:p text:style-name="P6"><text:soft-page-break/><text:span text:style-name="T4">看这个 </text:span><text:span text:style-name="T1">YAML </text:span><text:span text:style-name="T4">文件，你会发现 </text:span><text:span text:style-name="T1">Metrics Server </text:span><text:span text:style-name="T4">的镜像仓库用的是 </text:span><text:span text:style-name="T1">gcr.io</text:span><text:span text:style-name="T4">，下载很困难。好在它也有国内的镜像网站，你可以用第 </text:span><text:span text:style-name="T1">17 </text:span><text:span text:style-name="T4">讲里的办法，下载后再改名，然后把镜像加载到集群里的节点上。</text:span></text:p>
      <text:p text:style-name="P7"><text:span text:style-name="T10">注意</text:span><text:span text:style-name="T9">1.</text:span><text:span text:style-name="T10">要在</text:span><text:span text:style-name="T9">Worker</text:span><text:span text:style-name="T10">节点执行脚本</text:span><text:span text:style-name="T9">,</text:span><text:span text:style-name="T10">不要在</text:span><text:span text:style-name="T9">master</text:span><text:span text:style-name="T10">节点上执行：拉取</text:span><text:span text:style-name="T9">metric-server</text:span><text:span text:style-name="T10">镜像的时候，一定要确保</text:span><text:span text:style-name="T9">k8s</text:span><text:span text:style-name="T10">集群所有的节点都通过</text:span><text:span text:style-name="T9">docker</text:span><text:span text:style-name="T10">进行拉取（执行文中提供的拉取脚本）。 我碰到的问题是只是在</text:span><text:span text:style-name="T9">master</text:span><text:span text:style-name="T10">拉去来的，但是任务打到</text:span><text:span text:style-name="T9">work</text:span><text:span text:style-name="T10">节点后，总是出现拉去失败的异常。</text:span></text:p>
      <text:p text:style-name="P8"><text:span text:style-name="T9">minikube</text:span><text:span text:style-name="T10">的单机环境：先使用</text:span><text:span text:style-name="T9">minikube ssh</text:span><text:span text:style-name="T10">进入节点，然后使用下面的文件在国内站点下载</text:span><text:span text:style-name="T9">metrics</text:span><text:span text:style-name="T10">镜像；</text:span></text:p>
      <text:p text:style-name="P8"><text:span text:style-name="T9">kubeadm</text:span><text:span text:style-name="T10">部署的集群环境：登入每个</text:span><text:span text:style-name="T9">wocker</text:span><text:span text:style-name="T10">节点，然后使用下面的文件在国内站点下载</text:span><text:span text:style-name="T9">metrics</text:span><text:span text:style-name="T10">镜像；</text:span></text:p>
      <text:p text:style-name="P6"><text:span text:style-name="T19">注意</text:span><text:span text:style-name="T18">2</text:span><text:span text:style-name="T19">：</text:span><text:span text:style-name="T13">下面脚本中</text:span><text:span text:style-name="T11">metrics server</text:span><text:span text:style-name="T13">的版本号要和“步骤</text:span><text:span text:style-name="T11">1”</text:span><text:span text:style-name="T13">下载的</text:span><text:span text:style-name="T11">yml</text:span><text:span text:style-name="T13">文件中</text:span><text:span text:style-name="T11">image</text:span><text:span text:style-name="T13">中的版本号保持一致（</text:span><text:span text:style-name="T19">搞了</text:span><text:span text:style-name="T18">1</text:span><text:span text:style-name="T19">个小时才发现</text:span><text:span text:style-name="T18">yml</text:span><text:span text:style-name="T19">文件中是</text:span><text:span text:style-name="T15">v0.6.2</text:span><text:span text:style-name="T4">，下面使用</text:span><text:span text:style-name="T1">docker</text:span><text:span text:style-name="T4">拉取国内的是</text:span><text:span text:style-name="T1">v0.6.1</text:span><text:span text:style-name="T4">，导致我执行</text:span><text:span text:style-name="T1">yml</text:span><text:span text:style-name="T4">文件拉去不到镜像</text:span><text:span text:style-name="T19">）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5">#!/bin/bash</text:p>
            <text:p text:style-name="P5">#</text:p>
            <text:p text:style-name="P5"># https://github.com/kubernetes-sigs/metrics-server</text:p>
            <text:p text:style-name="P5"># wget https://github.com/kubernetes-sigs/metrics-server/releases/latest/download/components.yaml</text:p>
            <text:p text:style-name="P5"># sed '/args:/a\ - --kubelet-insecure-tls' components.yaml</text:p>
            <text:p text:style-name="P5"># download and change yaml</text:p>
            <text:p text:style-name="P5"># wget -O- https://github.com/kubernetes-sigs/metrics-server/releases/latest/download/components.yaml \</text:p>
            <text:p text:style-name="P5"># | sed '/args:/a\ - --kubelet-insecure-tls' - &gt; components.yaml</text:p>
            <text:p text:style-name="P5"># use ali registry to speed up</text:p>
            <text:p text:style-name="P5">repo=registry.aliyuncs.com/google_containers</text:p>
            <text:p text:style-name="P4"><text:span text:style-name="T20">name=k8s.gcr.io/metrics-server/metrics-</text:span><text:span text:style-name="T16">server:v0.6.2</text:span></text:p>
            <text:p text:style-name="P5"># remove prefix</text:p>
            <text:p text:style-name="P5">#src_name=${name#k8s.gcr.io/}</text:p>
            <text:p text:style-name="P5">#src_name=${name#metrics-server/}</text:p>
            <text:p text:style-name="P4"><text:span text:style-name="T20">src_name=metrics-</text:span><text:span text:style-name="T16">server:v0.6.2</text:span></text:p>
            <text:p text:style-name="P5">docker pull $repo/$src_name</text:p>
            <text:p text:style-name="P5"># rename to fit k8s</text:p>
            <text:p text:style-name="P5">docker tag $repo/$src_name $name</text:p>
            <text:p text:style-name="P5">docker rmi $repo/$src_name</text:p>
            <text:p text:style-name="P5"># add args: - --kubelet-insecure-tls</text:p>
            <text:p text:style-name="P5"># kubectl apply -f components.yaml</text:p>
          </table:table-cell>
        </table:table-row>
      </table:table>
      <text:p text:style-name="P6"><text:span text:style-name="T5">步骤</text:span><text:span text:style-name="T2">3</text:span><text:span text:style-name="T5">：执行</text:span><text:span text:style-name="T2">yml</text:span><text:span text:style-name="T5">文件</text:span></text:p>
      <text:p text:style-name="P9">kubectl apply -f components.yaml</text:p>
      <text:p text:style-name="P6"><text:span text:style-name="T1">Metrics Server </text:span><text:span text:style-name="T4">属于名字空间“</text:span><text:span text:style-name="T1">kube-system”</text:span><text:span text:style-name="T4">，可以用 </text:span><text:span text:style-name="T1">kubectl get pod </text:span><text:span text:style-name="T4">加上 </text:span><text:span text:style-name="T1">-n </text:span><text:span text:style-name="T4">参数查看它是否正常运行：</text:span></text:p>
      <text:p text:style-name="P9">kubectl get pod -n kube-system</text:p>
      <text:p text:style-name="P6"><text:span text:style-name="T5">使用</text:span><text:span text:style-name="T2">metrics </text:span></text:p>
      <text:p text:style-name="P6"><text:soft-page-break/><text:span text:style-name="T4">现在有了 </text:span><text:span text:style-name="T1">Metrics Server </text:span><text:span text:style-name="T4">插件，我们就可以使用命令 </text:span><text:span text:style-name="T1">kubectl top </text:span><text:span text:style-name="T4">来查看 </text:span><text:span text:style-name="T1">Kubernetes </text:span><text:span text:style-name="T4">集群当前的资源状态了。它有两个子命令，</text:span><text:span text:style-name="T1">node </text:span><text:span text:style-name="T4">查看节点的资源使用率，</text:span><text:span text:style-name="T1">pod </text:span><text:span text:style-name="T4">查看 </text:span><text:span text:style-name="T1">Pod </text:span><text:span text:style-name="T4">的资源使用率。由于 </text:span><text:span text:style-name="T1">Metrics Server </text:span><text:span text:style-name="T4">收集信息需要时间，我们必须等一小会儿才能执行命令，查看集群里节点和 </text:span><text:span text:style-name="T1">Pod </text:span><text:span text:style-name="T4">状态：</text:span></text:p>
      <text:p text:style-name="P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, STXihei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16:53:30.588481369</meta:creation-date>
    <dc:date>2023-03-03T16:55:51.936548371</dc:date>
    <meta:editing-duration>PT2M22S</meta:editing-duration>
    <meta:editing-cycles>1</meta:editing-cycles>
    <meta:document-statistic meta:table-count="2" meta:image-count="0" meta:object-count="0" meta:page-count="3" meta:paragraph-count="57" meta:word-count="1035" meta:character-count="2695" meta:non-whitespace-character-count="2524"/>
    <meta:generator>LibreOffice/7.3.7.2$Linux_X86_64 LibreOffice_project/30$Build-2</meta:generator>
  </office:meta>
</office:document-meta>
</file>